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2cc8f" officeooo:paragraph-rsid="0002cc8f"/>
    </style:style>
    <style:style style:name="P2" style:family="paragraph" style:parent-style-name="Title">
      <style:text-properties officeooo:rsid="00021744" officeooo:paragraph-rsid="00021744"/>
    </style:style>
    <style:style style:name="T1" style:family="text">
      <style:text-properties officeooo:rsid="0002dd0f"/>
    </style:style>
    <style:style style:name="T2" style:family="text">
      <style:text-properties officeooo:rsid="000485cb"/>
    </style:style>
    <style:style style:name="T3" style:family="text">
      <style:text-properties officeooo:rsid="00049d2b"/>
    </style:style>
    <style:style style:name="T4" style:family="text">
      <style:text-properties officeooo:rsid="0005e370"/>
    </style:style>
    <style:style style:name="T5" style:family="text">
      <style:text-properties officeooo:rsid="0006931a"/>
    </style:style>
    <style:style style:name="T6" style:family="text">
      <style:text-properties officeooo:rsid="00083c72"/>
    </style:style>
    <style:style style:name="T7" style:family="text">
      <style:text-properties officeooo:rsid="00092628"/>
    </style:style>
    <style:style style:name="T8" style:family="text">
      <style:text-properties officeooo:rsid="00098ae5"/>
    </style:style>
    <style:style style:name="T9" style:family="text">
      <style:text-properties officeooo:rsid="000aef31"/>
    </style:style>
    <style:style style:name="T10" style:family="text">
      <style:text-properties officeooo:rsid="000b932f"/>
    </style:style>
    <style:style style:name="T11" style:family="text">
      <style:text-properties officeooo:rsid="000eb0f5"/>
    </style:style>
    <style:style style:name="T12" style:family="text">
      <style:text-properties officeooo:rsid="0012ab50"/>
    </style:style>
    <style:style style:name="T13" style:family="text">
      <style:text-properties officeooo:rsid="0012e8bf"/>
    </style:style>
    <style:style style:name="T14" style:family="text">
      <style:text-properties officeooo:rsid="00144f64"/>
    </style:style>
    <style:style style:name="T15" style:family="text">
      <style:text-properties officeooo:rsid="00163d9e"/>
    </style:style>
    <style:style style:name="T16" style:family="text">
      <style:text-properties officeooo:rsid="0017aae2"/>
    </style:style>
    <style:style style:name="T17" style:family="text">
      <style:text-properties officeooo:rsid="0018b48c"/>
    </style:style>
    <style:style style:name="T18" style:family="text">
      <style:text-properties officeooo:rsid="001a333d"/>
    </style:style>
    <style:style style:name="T19" style:family="text">
      <style:text-properties officeooo:rsid="001bb5a0"/>
    </style:style>
    <style:style style:name="T20" style:family="text">
      <style:text-properties officeooo:rsid="001ea724"/>
    </style:style>
    <style:style style:name="T21" style:family="text">
      <style:text-properties officeooo:rsid="001eadf2"/>
    </style:style>
    <style:style style:name="T22" style:family="text">
      <style:text-properties officeooo:rsid="001f10df"/>
    </style:style>
    <style:style style:name="T23" style:family="text">
      <style:text-properties officeooo:rsid="00216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’illusione della libertà</text:p>
      <text:p text:style-name="P1">L’arbitrio umano e la libertà d’azione sono due argomenti che hanno da sempre dato luogo ad accesi dibattiti di natura ontologica, religiosa, politica, etica. <text:span text:style-name="T1">Più di trecento anni fa, Baruch Spinoza </text:span><text:span text:style-name="T2">ci fornì la sua visione sulle suddette questioni, rivelando anche una certa attualità:</text:span><text:span text:style-name="T3"> si può concepire la libertà, </text:span><text:span text:style-name="T4">regolata dal </text:span><text:span text:style-name="T5">necessario, </text:span><text:span text:style-name="T6">come una casualità che, pur generando degli eventi a catena, </text:span><text:span text:style-name="T7">non sia a sua volta generata da qualcosa che la precede? </text:span><text:span text:style-name="T8">Per il filosofo la risposta è un chiaro no, derivante dal fatto che, per l’appunto, tutto richiede una necessità. </text:span><text:span text:style-name="T9">Il nostro “libero” arbitrio dipende dunque dall’ignoranza delle cause che lo permettono, </text:span><text:span text:style-name="T10">un’ignoranza dovuta alla complessa comprensione del nostro corpo </text:span><text:span text:style-name="T11">nonché </text:span><text:span text:style-name="T12">della rigorosa necessità naturale. </text:span><text:span text:style-name="T13">Così come la forza di gravità fa rotolare un sasso, così un uomo agisce: </text:span><text:span text:style-name="T14">il sasso non </text:span><text:span text:style-name="T15">vuole rotolare, ma è soggetto ad una forza che non dipende da lui.<text:line-break/></text:span><text:span text:style-name="T16">Col progresso nel campo neuroscientifico </text:span><text:span text:style-name="T17">si è potuto osservare sperimentalmente come, alla decisione di un individuo, </text:span><text:span text:style-name="T18">ne prelude una fatta dalla corteccia cerebrale poco meno di un secondo prima. Di conseguenza, potremmo dire che le nostre azioni ci vengono comunicate dopo essere state decise dal nostro cervello.<text:line-break/></text:span><text:span text:style-name="T19">Successivamente a questa scoperta ve ne fu un’altra, resa possibile grazie ad una risonanza magnetica: </text:span><text:span text:style-name="T20">dei pazienti vennero sottoposti alla scelta della pressione di uno o di un altro pulsante. Lo studio dimostrò come, effettivamente, </text:span><text:span text:style-name="T21">dei processi cerebrali avessero luogo prima della effettiva decisione fisica della pressione; </text:span><text:span text:style-name="T22">la visione di Spinoza a questo punto è molto più simile alla realtà studiata che a quanto non volesse credere Benjamin Libet, l’autore del primo esperimento.<text:line-break/></text:span><text:span text:style-name="T23">Tuttavia, per non demoralizzare nessuno, è possibile dire che la tesi del libero arbitrio può essere ancora resa forte dall’enorme complessità del nostro corpo e della nostra mente, che è un difficile oggetto di studio e per la quale non possiamo escludere nulla, per via dell’innumerevole quantità di neuroni, contatti e combinazioni chimico-fisiche che si possono riscontra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K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17:33:22.032449977</meta:creation-date>
    <dc:date>2021-01-26T19:00:33.419472233</dc:date>
    <meta:editing-duration>PT1H16M46S</meta:editing-duration>
    <meta:editing-cycles>31</meta:editing-cycles>
    <meta:generator>LibreOffice/6.4.6.2$Linux_X86_64 LibreOffice_project/40$Build-2</meta:generator>
    <meta:document-statistic meta:table-count="0" meta:image-count="0" meta:object-count="0" meta:page-count="1" meta:paragraph-count="2" meta:word-count="327" meta:character-count="2126" meta:non-whitespace-character-count="1801"/>
  </office:meta>
</office:document-meta>
</file>